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b9a5" officeooo:paragraph-rsid="000bb9a5"/>
    </style:style>
    <style:style style:name="P2" style:family="paragraph" style:parent-style-name="Standard">
      <style:text-properties style:font-name="Arial1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1" fo:font-weight="normal" officeooo:rsid="000f060b" officeooo:paragraph-rsid="000f060b" style:font-weight-asian="normal" style:font-weight-complex="normal"/>
    </style:style>
    <style:style style:name="P4" style:family="paragraph" style:parent-style-name="Standard">
      <style:text-properties style:font-name="Arial1" officeooo:rsid="000f060b" officeooo:paragraph-rsid="000f060b"/>
    </style:style>
    <style:style style:name="P5" style:family="paragraph" style:parent-style-name="Standard">
      <style:paragraph-properties fo:text-align="end" style:justify-single-word="false"/>
      <style:text-properties style:font-name="Arial1" officeooo:rsid="000bb9a5" officeooo:paragraph-rsid="000bb9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60b"/>
    </style:style>
    <style:style style:name="T4" style:family="text">
      <style:text-properties style:font-name="Arial"/>
    </style:style>
    <style:style style:name="T5" style:family="text">
      <style:text-properties style:font-name="Arial" officeooo:rsid="000f060b"/>
    </style:style>
    <style:style style:name="T6" style:family="text">
      <style:text-properties style:font-name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imple Fritatta</text:span></text:p>
      <text:p text:style-name="P5"><text:span text:style-name="T3">Oven 400</text:span><text:span text:style-name="T5">°</text:span><text:tab/></text:p>
      <text:p text:style-name="P1"/>
      <text:p text:style-name="P1"><text:span text:style-name="T2">Amount</text:span><text:tab/><text:tab/><text:span text:style-name="T2">Ingredient</text:span></text:p>
      <text:p text:style-name="P4">4 strips <text:tab/><text:tab/>Bacon, chopped</text:p>
      <text:p text:style-name="P4">8 oz<text:tab/><text:tab/><text:tab/>Mushrooms, sliced</text:p>
      <text:p text:style-name="P4">1<text:tab/><text:tab/><text:tab/>Shallot, diced</text:p>
      <text:p text:style-name="P4">1<text:tab/><text:tab/><text:tab/>Tomato, diced, optionally peeled</text:p>
      <text:p text:style-name="P4">4<text:tab/><text:tab/><text:tab/>Eggs</text:p>
      <text:p text:style-name="P4">Splash<text:tab/><text:tab/>White Wine</text:p>
      <text:p text:style-name="P4">about 1 ½ cups<text:tab/>Parmesan, grated</text:p>
      <text:p text:style-name="P4"><text:tab/><text:tab/><text:tab/>Basil, to taste</text:p>
      <text:p text:style-name="P1"/>
      <text:p text:style-name="P2">Cooking Instructions:</text:p>
      <text:p text:style-name="P4">Whisk eggs with wine and pinch of cheese</text:p>
      <text:p text:style-name="P4">Cook bacon, when done, remove</text:p>
      <text:p text:style-name="P4">Add mushroom and shallot, and saute til tender</text:p>
      <text:p text:style-name="P4">Add tomato, and when warm add back bacon, stir to mix</text:p>
      <text:p text:style-name="P4">Pour eggs over everything, and shake to make sure it gets around</text:p>
      <text:p text:style-name="P4">Top with cheese and basil</text:p>
      <text:p text:style-name="P4">Bake 10-15 minutes, in 400<text:span text:style-name="T4">° oven</text:span></text:p>
      <text:p text:style-name="P4"><text:span text:style-name="T4">Let sit 2 minutes before cutting</text:span></text:p>
      <text:p text:style-name="P4"><text:span text:style-name="T4">Serve with toa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29:17.644000000</meta:creation-date>
    <meta:editing-duration>PT4M35S</meta:editing-duration>
    <meta:editing-cycles>2</meta:editing-cycles>
    <meta:generator>LibreOffice/6.1.4.2$Windows_X86_64 LibreOffice_project/9d0f32d1f0b509096fd65e0d4bec26ddd1938fd3</meta:generator>
    <meta:print-date>2019-10-18T14:37:53.830000000</meta:print-date>
    <dc:date>2019-10-18T14:44:03.155000000</dc:date>
    <meta:document-statistic meta:table-count="0" meta:image-count="0" meta:object-count="0" meta:page-count="1" meta:paragraph-count="21" meta:word-count="102" meta:character-count="579" meta:non-whitespace-character-count="482"/>
  </office:meta>
</office:document-meta>
</file>